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6417in" svg:y="-0.748in" svg:width="3.8193in" svg:height="3.6063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4193in" svg:y="-0.7874in" svg:width="3.9965in" svg:height="3.6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ct3" text:anchor-type="paragraph" svg:x="-0.6807in" svg:y="2.4717in" svg:width="3.8339in" svg:height="3.725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paragraph" svg:x="3.4016in" svg:y="2.2791in" svg:width="4.0339in" svg:height="3.8709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1:44:05.523415691</meta:creation-date>
    <meta:print-date>2017-01-07T11:50:34.055452217</meta:print-date>
    <dc:date>2017-01-07T12:09:43.400648064</dc:date>
    <meta:editing-duration>PT12M53S</meta:editing-duration>
    <meta:editing-cycles>1</meta:editing-cycles>
    <meta:document-statistic meta:table-count="0" meta:image-count="0" meta:object-count="4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01cm" svg:height="9.159cm" xlink:href="." xlink:type="simple" chart:class="chart:scatter" chart:style-name="ch1">
        <chart:title svg:x="2.758cm" svg:y="0.319cm" chart:style-name="ch2">
          <text:p>Doppler Fit frame 0</text:p>
        </chart:title>
        <chart:subtitle svg:x="4.531cm" svg:y="1.293cm" chart:style-name="ch3">
          <text:p>zel</text:p>
        </chart:subtitle>
        <chart:legend svg:x="0.566cm" svg:y="0.217cm" style:legend-expansion="custom" chartooo:width="1.246cm" chartooo:height="0.953cm" style:legend-expansion-aspect-ratio="1.30745015739769" chart:style-name="ch4"/>
        <chart:plot-area chart:style-name="ch5" chart:data-source-has-labels="both" svg:x="0.194cm" svg:y="2.141cm" svg:width="9.313cm" svg:height="6.835cm">
          <chartooo:coordinate-region svg:x="0.96cm" svg:y="2.333cm" svg:width="8.263cm" svg:height="6.452cm"/>
          <chart:axis chart:dimension="x" chart:name="primary-x" chart:style-name="ch6" chartooo:axis-type="auto">
            <chart:categories table:cell-range-address="local-table.$A$2:.$A$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37" chart:label-cell-address="local-table.$C$1" chart:class="chart:scatter">
            <chart:domain table:cell-range-address="local-table.$B$2:.$B$37"/>
            <chart:data-point chart:repeated="36"/>
          </chart:series>
          <chart:series chart:style-name="ch9" chart:values-cell-range-address="local-table.$D$2:.$D$37" chart:label-cell-address="local-table.$D$1" chart:class="chart:scatter">
            <chart:data-point chart:repeated="36"/>
          </chart:series>
          <chart:series chart:style-name="ch10" chart:values-cell-range-address="local-table.$E$2:.$E$37" chart:label-cell-address="local-table.$E$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d</text:p>
              </table:table-cell>
              <table:table-cell office:value-type="string">
                <text:p>cuda</text:p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0582598">
                <text:p>0.00582598</text:p>
              </table:table-cell>
              <table:table-cell office:value-type="float" office:value="0.0491211">
                <text:p>0.0491211</text:p>
              </table:table-cell>
              <table:table-cell office:value-type="float" office:value="0.04329512">
                <text:p>0.04329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152866">
                <text:p>0.152866</text:p>
              </table:table-cell>
              <table:table-cell office:value-type="float" office:value="0.324579">
                <text:p>0.324579</text:p>
              </table:table-cell>
              <table:table-cell office:value-type="float" office:value="0.171713">
                <text:p>0.17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753344">
                <text:p>0.753344</text:p>
              </table:table-cell>
              <table:table-cell office:value-type="float" office:value="2.13242">
                <text:p>2.13242</text:p>
              </table:table-cell>
              <table:table-cell office:value-type="float" office:value="1.379076">
                <text:p>1.379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8.64282">
                <text:p>8.64282</text:p>
              </table:table-cell>
              <table:table-cell office:value-type="float" office:value="14.666">
                <text:p>14.666</text:p>
              </table:table-cell>
              <table:table-cell office:value-type="float" office:value="6.02318">
                <text:p>6.02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5.2">
                <text:p>25.2</text:p>
              </table:table-cell>
              <table:table-cell office:value-type="float" office:value="30.183">
                <text:p>30.183</text:p>
              </table:table-cell>
              <table:table-cell office:value-type="float" office:value="4.983">
                <text:p>4.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0.8222">
                <text:p>40.8222</text:p>
              </table:table-cell>
              <table:table-cell office:value-type="float" office:value="44.5742">
                <text:p>44.5742</text:p>
              </table:table-cell>
              <table:table-cell office:value-type="float" office:value="3.752">
                <text:p>3.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5.3444">
                <text:p>55.3444</text:p>
              </table:table-cell>
              <table:table-cell office:value-type="float" office:value="57.9005">
                <text:p>57.9005</text:p>
              </table:table-cell>
              <table:table-cell office:value-type="float" office:value="2.5561">
                <text:p>2.5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8.6132">
                <text:p>68.6132</text:p>
              </table:table-cell>
              <table:table-cell office:value-type="float" office:value="69.9482">
                <text:p>69.9482</text:p>
              </table:table-cell>
              <table:table-cell office:value-type="float" office:value="1.33499999999999">
                <text:p>1.334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80.4514">
                <text:p>80.4514</text:p>
              </table:table-cell>
              <table:table-cell office:value-type="float" office:value="80.7516">
                <text:p>80.7516</text:p>
              </table:table-cell>
              <table:table-cell office:value-type="float" office:value="0.30019999999999">
                <text:p>0.3001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90.9466">
                <text:p>90.9466</text:p>
              </table:table-cell>
              <table:table-cell office:value-type="float" office:value="90.3834">
                <text:p>90.3834</text:p>
              </table:table-cell>
              <table:table-cell office:value-type="float" office:value="-0.563200000000009">
                <text:p>-0.563200000000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00.28">
                <text:p>100.28</text:p>
              </table:table-cell>
              <table:table-cell office:value-type="float" office:value="98.9446">
                <text:p>98.9446</text:p>
              </table:table-cell>
              <table:table-cell office:value-type="float" office:value="-1.33540000000001">
                <text:p>-1.3354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8.125">
                <text:p>108.125</text:p>
              </table:table-cell>
              <table:table-cell office:value-type="float" office:value="106.029">
                <text:p>106.029</text:p>
              </table:table-cell>
              <table:table-cell office:value-type="float" office:value="-2.096">
                <text:p>-2.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14.684">
                <text:p>114.684</text:p>
              </table:table-cell>
              <table:table-cell office:value-type="float" office:value="112.016">
                <text:p>112.016</text:p>
              </table:table-cell>
              <table:table-cell office:value-type="float" office:value="-2.66799999999999">
                <text:p>-2.667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9.91">
                <text:p>119.91</text:p>
              </table:table-cell>
              <table:table-cell office:value-type="float" office:value="116.788">
                <text:p>116.788</text:p>
              </table:table-cell>
              <table:table-cell office:value-type="float" office:value="-3.122">
                <text:p>-3.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23.844">
                <text:p>123.844</text:p>
              </table:table-cell>
              <table:table-cell office:value-type="float" office:value="120.444">
                <text:p>120.444</text:p>
              </table:table-cell>
              <table:table-cell office:value-type="float" office:value="-3.39999999999999">
                <text:p>-3.3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26.493">
                <text:p>126.493</text:p>
              </table:table-cell>
              <table:table-cell office:value-type="float" office:value="122.85">
                <text:p>122.85</text:p>
              </table:table-cell>
              <table:table-cell office:value-type="float" office:value="-3.643">
                <text:p>-3.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27.816">
                <text:p>127.816</text:p>
              </table:table-cell>
              <table:table-cell office:value-type="float" office:value="123.997">
                <text:p>123.997</text:p>
              </table:table-cell>
              <table:table-cell office:value-type="float" office:value="-3.819">
                <text:p>-3.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27.846">
                <text:p>127.846</text:p>
              </table:table-cell>
              <table:table-cell office:value-type="float" office:value="124.028">
                <text:p>124.028</text:p>
              </table:table-cell>
              <table:table-cell office:value-type="float" office:value="-3.818">
                <text:p>-3.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26.484">
                <text:p>126.484</text:p>
              </table:table-cell>
              <table:table-cell office:value-type="float" office:value="122.839">
                <text:p>122.839</text:p>
              </table:table-cell>
              <table:table-cell office:value-type="float" office:value="-3.645">
                <text:p>-3.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23.653">
                <text:p>123.653</text:p>
              </table:table-cell>
              <table:table-cell office:value-type="float" office:value="120.261">
                <text:p>120.261</text:p>
              </table:table-cell>
              <table:table-cell office:value-type="float" office:value="-3.39200000000001">
                <text:p>-3.392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9.659">
                <text:p>119.659</text:p>
              </table:table-cell>
              <table:table-cell office:value-type="float" office:value="116.551">
                <text:p>116.551</text:p>
              </table:table-cell>
              <table:table-cell office:value-type="float" office:value="-3.108">
                <text:p>-3.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14.379">
                <text:p>114.379</text:p>
              </table:table-cell>
              <table:table-cell office:value-type="float" office:value="111.725">
                <text:p>111.725</text:p>
              </table:table-cell>
              <table:table-cell office:value-type="float" office:value="-2.65400000000001">
                <text:p>-2.654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7.815">
                <text:p>107.815</text:p>
              </table:table-cell>
              <table:table-cell office:value-type="float" office:value="105.725">
                <text:p>105.72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99.9293">
                <text:p>99.9293</text:p>
              </table:table-cell>
              <table:table-cell office:value-type="float" office:value="98.6096">
                <text:p>98.6096</text:p>
              </table:table-cell>
              <table:table-cell office:value-type="float" office:value="-1.3197">
                <text:p>-1.3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0.6669">
                <text:p>90.6669</text:p>
              </table:table-cell>
              <table:table-cell office:value-type="float" office:value="90.098">
                <text:p>90.098</text:p>
              </table:table-cell>
              <table:table-cell office:value-type="float" office:value="-0.568899999999999">
                <text:p>-0.5688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80.1187">
                <text:p>80.1187</text:p>
              </table:table-cell>
              <table:table-cell office:value-type="float" office:value="80.4788">
                <text:p>80.4788</text:p>
              </table:table-cell>
              <table:table-cell office:value-type="float" office:value="0.360100000000003">
                <text:p>0.36010000000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8.2584">
                <text:p>68.2584</text:p>
              </table:table-cell>
              <table:table-cell office:value-type="float" office:value="69.6143">
                <text:p>69.6143</text:p>
              </table:table-cell>
              <table:table-cell office:value-type="float" office:value="1.35590000000001">
                <text:p>1.3559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5.0803">
                <text:p>55.0803</text:p>
              </table:table-cell>
              <table:table-cell office:value-type="float" office:value="57.6288">
                <text:p>57.6288</text:p>
              </table:table-cell>
              <table:table-cell office:value-type="float" office:value="2.5485">
                <text:p>2.5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0.6274">
                <text:p>40.6274</text:p>
              </table:table-cell>
              <table:table-cell office:value-type="float" office:value="44.3618">
                <text:p>44.3618</text:p>
              </table:table-cell>
              <table:table-cell office:value-type="float" office:value="3.7344">
                <text:p>3.7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5.0698">
                <text:p>25.0698</text:p>
              </table:table-cell>
              <table:table-cell office:value-type="float" office:value="30.0183">
                <text:p>30.0183</text:p>
              </table:table-cell>
              <table:table-cell office:value-type="float" office:value="4.9485">
                <text:p>4.9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8.62595">
                <text:p>8.62595</text:p>
              </table:table-cell>
              <table:table-cell office:value-type="float" office:value="14.5996">
                <text:p>14.5996</text:p>
              </table:table-cell>
              <table:table-cell office:value-type="float" office:value="5.97365">
                <text:p>5.97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753331">
                <text:p>0.753331</text:p>
              </table:table-cell>
              <table:table-cell office:value-type="float" office:value="2.14561">
                <text:p>2.14561</text:p>
              </table:table-cell>
              <table:table-cell office:value-type="float" office:value="1.392279">
                <text:p>1.392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152875">
                <text:p>0.152875</text:p>
              </table:table-cell>
              <table:table-cell office:value-type="float" office:value="0.324241">
                <text:p>0.324241</text:p>
              </table:table-cell>
              <table:table-cell office:value-type="float" office:value="0.171366">
                <text:p>0.171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0602884">
                <text:p>0.00602884</text:p>
              </table:table-cell>
              <table:table-cell office:value-type="float" office:value="0.0493257">
                <text:p>0.0493257</text:p>
              </table:table-cell>
              <table:table-cell office:value-type="float" office:value="0.04329686">
                <text:p>0.04329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5cm" svg:height="9.253cm" xlink:href="." xlink:type="simple" chart:class="chart:scatter" chart:style-name="ch1">
        <chart:title svg:x="2.983cm" svg:y="0.321cm" chart:style-name="ch2">
          <text:p>Doppler Fit frame 1</text:p>
        </chart:title>
        <chart:subtitle svg:x="4.756cm" svg:y="1.297cm" chart:style-name="ch3">
          <text:p>zel</text:p>
        </chart:subtitle>
        <chart:legend svg:x="0.619cm" svg:y="0.462cm" style:legend-expansion="custom" chartooo:width="1.384cm" chartooo:height="0.96cm" style:legend-expansion-aspect-ratio="1.44166666666667" chart:style-name="ch4"/>
        <chart:plot-area chart:style-name="ch5" chart:data-source-has-labels="both" svg:x="0.203cm" svg:y="2.147cm" svg:width="9.744cm" svg:height="6.921cm">
          <chartooo:coordinate-region svg:x="0.97cm" svg:y="2.339cm" svg:width="8.694cm" svg:height="6.538cm"/>
          <chart:axis chart:dimension="x" chart:name="primary-x" chart:style-name="ch6" chartooo:axis-type="auto">
            <chart:categories table:cell-range-address="local-table.$A$2:.$A$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37" chart:label-cell-address="local-table.$C$1" chart:class="chart:scatter">
            <chart:domain table:cell-range-address="local-table.$B$2:.$B$37"/>
            <chart:data-point chart:repeated="36"/>
          </chart:series>
          <chart:series chart:style-name="ch9" chart:values-cell-range-address="local-table.$D$2:.$D$37" chart:label-cell-address="local-table.$D$1" chart:class="chart:scatter">
            <chart:data-point chart:repeated="36"/>
          </chart:series>
          <chart:series chart:style-name="ch10" chart:values-cell-range-address="local-table.$E$2:.$E$37" chart:label-cell-address="local-table.$E$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d</text:p>
              </table:table-cell>
              <table:table-cell office:value-type="string">
                <text:p>cuda</text:p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21175">
                <text:p>0.021175</text:p>
              </table:table-cell>
              <table:table-cell office:value-type="float" office:value="0.0199293">
                <text:p>0.0199293</text:p>
              </table:table-cell>
              <table:table-cell office:value-type="float" office:value="-0.0012457">
                <text:p>-0.0012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220254">
                <text:p>0.220254</text:p>
              </table:table-cell>
              <table:table-cell office:value-type="float" office:value="0.207297">
                <text:p>0.207297</text:p>
              </table:table-cell>
              <table:table-cell office:value-type="float" office:value="-0.012957">
                <text:p>-0.01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.15066">
                <text:p>1.15066</text:p>
              </table:table-cell>
              <table:table-cell office:value-type="float" office:value="1.08297">
                <text:p>1.08297</text:p>
              </table:table-cell>
              <table:table-cell office:value-type="float" office:value="-0.06769">
                <text:p>-0.06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1.7263">
                <text:p>11.7263</text:p>
              </table:table-cell>
              <table:table-cell office:value-type="float" office:value="11.0364">
                <text:p>11.0364</text:p>
              </table:table-cell>
              <table:table-cell office:value-type="float" office:value="-0.6899">
                <text:p>-0.6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7.8489">
                <text:p>27.8489</text:p>
              </table:table-cell>
              <table:table-cell office:value-type="float" office:value="26.2107">
                <text:p>26.2107</text:p>
              </table:table-cell>
              <table:table-cell office:value-type="float" office:value="-1.6382">
                <text:p>-1.6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2.8983">
                <text:p>42.8983</text:p>
              </table:table-cell>
              <table:table-cell office:value-type="float" office:value="40.3748">
                <text:p>40.3748</text:p>
              </table:table-cell>
              <table:table-cell office:value-type="float" office:value="-2.5235">
                <text:p>-2.5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6.9396">
                <text:p>56.9396</text:p>
              </table:table-cell>
              <table:table-cell office:value-type="float" office:value="53.5901">
                <text:p>53.5901</text:p>
              </table:table-cell>
              <table:table-cell office:value-type="float" office:value="-3.3495">
                <text:p>-3.3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9.6238">
                <text:p>69.6238</text:p>
              </table:table-cell>
              <table:table-cell office:value-type="float" office:value="65.5282">
                <text:p>65.5282</text:p>
              </table:table-cell>
              <table:table-cell office:value-type="float" office:value="-4.0956">
                <text:p>-4.0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80.8709">
                <text:p>80.8709</text:p>
              </table:table-cell>
              <table:table-cell office:value-type="float" office:value="76.1136">
                <text:p>76.1136</text:p>
              </table:table-cell>
              <table:table-cell office:value-type="float" office:value="-4.7573">
                <text:p>-4.7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90.9387">
                <text:p>90.9387</text:p>
              </table:table-cell>
              <table:table-cell office:value-type="float" office:value="85.5892">
                <text:p>85.5892</text:p>
              </table:table-cell>
              <table:table-cell office:value-type="float" office:value="-5.34949999999999">
                <text:p>-5.3494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99.7797">
                <text:p>99.7797</text:p>
              </table:table-cell>
              <table:table-cell office:value-type="float" office:value="93.9102">
                <text:p>93.9102</text:p>
              </table:table-cell>
              <table:table-cell office:value-type="float" office:value="-5.8695">
                <text:p>-5.8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7.214">
                <text:p>107.214</text:p>
              </table:table-cell>
              <table:table-cell office:value-type="float" office:value="100.907">
                <text:p>100.907</text:p>
              </table:table-cell>
              <table:table-cell office:value-type="float" office:value="-6.307">
                <text:p>-6.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13.502">
                <text:p>113.502</text:p>
              </table:table-cell>
              <table:table-cell office:value-type="float" office:value="106.825">
                <text:p>106.825</text:p>
              </table:table-cell>
              <table:table-cell office:value-type="float" office:value="-6.67699999999999">
                <text:p>-6.676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8.556">
                <text:p>118.556</text:p>
              </table:table-cell>
              <table:table-cell office:value-type="float" office:value="111.582">
                <text:p>111.582</text:p>
              </table:table-cell>
              <table:table-cell office:value-type="float" office:value="-6.974">
                <text:p>-6.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22.488">
                <text:p>122.488</text:p>
              </table:table-cell>
              <table:table-cell office:value-type="float" office:value="115.283">
                <text:p>115.283</text:p>
              </table:table-cell>
              <table:table-cell office:value-type="float" office:value="-7.205">
                <text:p>-7.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25.121">
                <text:p>125.121</text:p>
              </table:table-cell>
              <table:table-cell office:value-type="float" office:value="117.761">
                <text:p>117.761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26.356">
                <text:p>126.356</text:p>
              </table:table-cell>
              <table:table-cell office:value-type="float" office:value="118.923">
                <text:p>118.923</text:p>
              </table:table-cell>
              <table:table-cell office:value-type="float" office:value="-7.43299999999999">
                <text:p>-7.432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26.477">
                <text:p>126.477</text:p>
              </table:table-cell>
              <table:table-cell office:value-type="float" office:value="119.037">
                <text:p>119.037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25.372">
                <text:p>125.372</text:p>
              </table:table-cell>
              <table:table-cell office:value-type="float" office:value="117.997">
                <text:p>117.997</text:p>
              </table:table-cell>
              <table:table-cell office:value-type="float" office:value="-7.375">
                <text:p>-7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22.877">
                <text:p>122.877</text:p>
              </table:table-cell>
              <table:table-cell office:value-type="float" office:value="115.649">
                <text:p>115.649</text:p>
              </table:table-cell>
              <table:table-cell office:value-type="float" office:value="-7.22799999999999">
                <text:p>-7.227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9.064">
                <text:p>119.064</text:p>
              </table:table-cell>
              <table:table-cell office:value-type="float" office:value="112.06">
                <text:p>112.06</text:p>
              </table:table-cell>
              <table:table-cell office:value-type="float" office:value="-7.00399999999999">
                <text:p>-7.003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14.129">
                <text:p>114.129</text:p>
              </table:table-cell>
              <table:table-cell office:value-type="float" office:value="107.415">
                <text:p>107.415</text:p>
              </table:table-cell>
              <table:table-cell office:value-type="float" office:value="-6.714">
                <text:p>-6.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7.934">
                <text:p>107.934</text:p>
              </table:table-cell>
              <table:table-cell office:value-type="float" office:value="101.585">
                <text:p>101.585</text:p>
              </table:table-cell>
              <table:table-cell office:value-type="float" office:value="-6.349">
                <text:p>-6.3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100.543">
                <text:p>100.543</text:p>
              </table:table-cell>
              <table:table-cell office:value-type="float" office:value="94.629">
                <text:p>94.629</text:p>
              </table:table-cell>
              <table:table-cell office:value-type="float" office:value="-5.914">
                <text:p>-5.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1.6728">
                <text:p>91.6728</text:p>
              </table:table-cell>
              <table:table-cell office:value-type="float" office:value="86.2801">
                <text:p>86.2801</text:p>
              </table:table-cell>
              <table:table-cell office:value-type="float" office:value="-5.39269999999999">
                <text:p>-5.3926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81.5188">
                <text:p>81.5188</text:p>
              </table:table-cell>
              <table:table-cell office:value-type="float" office:value="76.7234">
                <text:p>76.7234</text:p>
              </table:table-cell>
              <table:table-cell office:value-type="float" office:value="-4.7954">
                <text:p>-4.79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70.1534">
                <text:p>70.1534</text:p>
              </table:table-cell>
              <table:table-cell office:value-type="float" office:value="66.0266">
                <text:p>66.0266</text:p>
              </table:table-cell>
              <table:table-cell office:value-type="float" office:value="-4.1268">
                <text:p>-4.1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7.4738">
                <text:p>57.4738</text:p>
              </table:table-cell>
              <table:table-cell office:value-type="float" office:value="54.0928">
                <text:p>54.0928</text:p>
              </table:table-cell>
              <table:table-cell office:value-type="float" office:value="-3.381">
                <text:p>-3.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3.3612">
                <text:p>43.3612</text:p>
              </table:table-cell>
              <table:table-cell office:value-type="float" office:value="40.8105">
                <text:p>40.8105</text:p>
              </table:table-cell>
              <table:table-cell office:value-type="float" office:value="-2.5507">
                <text:p>-2.5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8.1116">
                <text:p>28.1116</text:p>
              </table:table-cell>
              <table:table-cell office:value-type="float" office:value="26.4579">
                <text:p>26.4579</text:p>
              </table:table-cell>
              <table:table-cell office:value-type="float" office:value="-1.6537">
                <text:p>-1.6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1.8094">
                <text:p>11.8094</text:p>
              </table:table-cell>
              <table:table-cell office:value-type="float" office:value="11.1147">
                <text:p>11.1147</text:p>
              </table:table-cell>
              <table:table-cell office:value-type="float" office:value="-0.694700000000001">
                <text:p>-0.6947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.18257">
                <text:p>1.18257</text:p>
              </table:table-cell>
              <table:table-cell office:value-type="float" office:value="1.11301">
                <text:p>1.11301</text:p>
              </table:table-cell>
              <table:table-cell office:value-type="float" office:value="-0.0695600000000001">
                <text:p>-0.06956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2363">
                <text:p>0.22363</text:p>
              </table:table-cell>
              <table:table-cell office:value-type="float" office:value="0.210475">
                <text:p>0.210475</text:p>
              </table:table-cell>
              <table:table-cell office:value-type="float" office:value="-0.013155">
                <text:p>-0.013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218949">
                <text:p>0.0218949</text:p>
              </table:table-cell>
              <table:table-cell office:value-type="float" office:value="0.0206069">
                <text:p>0.0206069</text:p>
              </table:table-cell>
              <table:table-cell office:value-type="float" office:value="-0.001288">
                <text:p>-0.001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38cm" svg:height="9.461cm" xlink:href="." xlink:type="simple" chart:class="chart:scatter" chart:style-name="ch1">
        <chart:title svg:x="2.777cm" svg:y="0.325cm" chart:style-name="ch2">
          <text:p>Doppler Fit frame 2</text:p>
        </chart:title>
        <chart:subtitle svg:x="4.533cm" svg:y="1.305cm" chart:style-name="ch3">
          <text:p>Zel</text:p>
        </chart:subtitle>
        <chart:legend svg:x="0.616cm" svg:y="0.322cm" style:legend-expansion="custom" chartooo:width="1.196cm" chartooo:height="0.888cm" style:legend-expansion-aspect-ratio="1.34684684684685" chart:style-name="ch4"/>
        <chart:plot-area chart:style-name="ch5" chart:data-source-has-labels="both" svg:x="0.194cm" svg:y="2.159cm" svg:width="9.35cm" svg:height="7.113cm">
          <chartooo:coordinate-region svg:x="0.961cm" svg:y="2.351cm" svg:width="8.3cm" svg:height="6.73cm"/>
          <chart:axis chart:dimension="x" chart:name="primary-x" chart:style-name="ch6" chartooo:axis-type="auto">
            <chart:categories table:cell-range-address="local-table.$A$2:.$A$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37" chart:label-cell-address="local-table.$C$1" chart:class="chart:scatter">
            <chart:domain table:cell-range-address="local-table.$B$2:.$B$37"/>
            <chart:data-point chart:repeated="36"/>
          </chart:series>
          <chart:series chart:style-name="ch9" chart:values-cell-range-address="local-table.$D$2:.$D$37" chart:label-cell-address="local-table.$D$1" chart:class="chart:scatter">
            <chart:data-point chart:repeated="36"/>
          </chart:series>
          <chart:series chart:style-name="ch10" chart:values-cell-range-address="local-table.$E$2:.$E$37" chart:label-cell-address="local-table.$E$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d</text:p>
              </table:table-cell>
              <table:table-cell office:value-type="string">
                <text:p>cuda</text:p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341441">
                <text:p>0.0341441</text:p>
              </table:table-cell>
              <table:table-cell office:value-type="float" office:value="0.0321355">
                <text:p>0.0321355</text:p>
              </table:table-cell>
              <table:table-cell office:value-type="float" office:value="-0.0020086">
                <text:p>-0.0020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269111">
                <text:p>0.269111</text:p>
              </table:table-cell>
              <table:table-cell office:value-type="float" office:value="0.25328">
                <text:p>0.25328</text:p>
              </table:table-cell>
              <table:table-cell office:value-type="float" office:value="-0.015831">
                <text:p>-0.015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.55288">
                <text:p>1.55288</text:p>
              </table:table-cell>
              <table:table-cell office:value-type="float" office:value="1.46153">
                <text:p>1.46153</text:p>
              </table:table-cell>
              <table:table-cell office:value-type="float" office:value="-0.09135">
                <text:p>-0.09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3.2827">
                <text:p>13.2827</text:p>
              </table:table-cell>
              <table:table-cell office:value-type="float" office:value="12.5013">
                <text:p>12.5013</text:p>
              </table:table-cell>
              <table:table-cell office:value-type="float" office:value="-0.7814">
                <text:p>-0.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9.1077">
                <text:p>29.1077</text:p>
              </table:table-cell>
              <table:table-cell office:value-type="float" office:value="27.3954">
                <text:p>27.3954</text:p>
              </table:table-cell>
              <table:table-cell office:value-type="float" office:value="-1.7123">
                <text:p>-1.7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3.8964">
                <text:p>43.8964</text:p>
              </table:table-cell>
              <table:table-cell office:value-type="float" office:value="41.3142">
                <text:p>41.3142</text:p>
              </table:table-cell>
              <table:table-cell office:value-type="float" office:value="-2.5822">
                <text:p>-2.5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7.6614">
                <text:p>57.6614</text:p>
              </table:table-cell>
              <table:table-cell office:value-type="float" office:value="54.2695">
                <text:p>54.2695</text:p>
              </table:table-cell>
              <table:table-cell office:value-type="float" office:value="-3.3919">
                <text:p>-3.3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70.0616">
                <text:p>70.0616</text:p>
              </table:table-cell>
              <table:table-cell office:value-type="float" office:value="65.9402">
                <text:p>65.9402</text:p>
              </table:table-cell>
              <table:table-cell office:value-type="float" office:value="-4.12139999999999">
                <text:p>-4.1213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81.2078">
                <text:p>81.2078</text:p>
              </table:table-cell>
              <table:table-cell office:value-type="float" office:value="76.4307">
                <text:p>76.4307</text:p>
              </table:table-cell>
              <table:table-cell office:value-type="float" office:value="-4.7771">
                <text:p>-4.7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91.0339">
                <text:p>91.0339</text:p>
              </table:table-cell>
              <table:table-cell office:value-type="float" office:value="85.6788">
                <text:p>85.6788</text:p>
              </table:table-cell>
              <table:table-cell office:value-type="float" office:value="-5.35510000000001">
                <text:p>-5.3551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99.6097">
                <text:p>99.6097</text:p>
              </table:table-cell>
              <table:table-cell office:value-type="float" office:value="93.7502">
                <text:p>93.7502</text:p>
              </table:table-cell>
              <table:table-cell office:value-type="float" office:value="-5.8595">
                <text:p>-5.8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7.069">
                <text:p>107.069</text:p>
              </table:table-cell>
              <table:table-cell office:value-type="float" office:value="100.77">
                <text:p>100.77</text:p>
              </table:table-cell>
              <table:table-cell office:value-type="float" office:value="-6.29900000000001">
                <text:p>-6.299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13.156">
                <text:p>113.156</text:p>
              </table:table-cell>
              <table:table-cell office:value-type="float" office:value="106.499">
                <text:p>106.499</text:p>
              </table:table-cell>
              <table:table-cell office:value-type="float" office:value="-6.65700000000001">
                <text:p>-6.657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7.992">
                <text:p>117.992</text:p>
              </table:table-cell>
              <table:table-cell office:value-type="float" office:value="111.051">
                <text:p>111.051</text:p>
              </table:table-cell>
              <table:table-cell office:value-type="float" office:value="-6.941">
                <text:p>-6.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21.666">
                <text:p>121.666</text:p>
              </table:table-cell>
              <table:table-cell office:value-type="float" office:value="114.509">
                <text:p>114.509</text:p>
              </table:table-cell>
              <table:table-cell office:value-type="float" office:value="-7.157">
                <text:p>-7.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24.123">
                <text:p>124.123</text:p>
              </table:table-cell>
              <table:table-cell office:value-type="float" office:value="116.821">
                <text:p>116.821</text:p>
              </table:table-cell>
              <table:table-cell office:value-type="float" office:value="-7.30200000000001">
                <text:p>-7.302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25.157">
                <text:p>125.157</text:p>
              </table:table-cell>
              <table:table-cell office:value-type="float" office:value="117.795">
                <text:p>117.795</text:p>
              </table:table-cell>
              <table:table-cell office:value-type="float" office:value="-7.362">
                <text:p>-7.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25.144">
                <text:p>125.144</text:p>
              </table:table-cell>
              <table:table-cell office:value-type="float" office:value="117.782">
                <text:p>117.782</text:p>
              </table:table-cell>
              <table:table-cell office:value-type="float" office:value="-7.36200000000001">
                <text:p>-7.362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23.881">
                <text:p>123.881</text:p>
              </table:table-cell>
              <table:table-cell office:value-type="float" office:value="116.594">
                <text:p>116.594</text:p>
              </table:table-cell>
              <table:table-cell office:value-type="float" office:value="-7.28700000000001">
                <text:p>-7.287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21.285">
                <text:p>121.285</text:p>
              </table:table-cell>
              <table:table-cell office:value-type="float" office:value="114.15">
                <text:p>114.15</text:p>
              </table:table-cell>
              <table:table-cell office:value-type="float" office:value="-7.13499999999999">
                <text:p>-7.134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7.504">
                <text:p>117.504</text:p>
              </table:table-cell>
              <table:table-cell office:value-type="float" office:value="110.592">
                <text:p>110.592</text:p>
              </table:table-cell>
              <table:table-cell office:value-type="float" office:value="-6.91200000000001">
                <text:p>-6.912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12.565">
                <text:p>112.565</text:p>
              </table:table-cell>
              <table:table-cell office:value-type="float" office:value="105.943">
                <text:p>105.943</text:p>
              </table:table-cell>
              <table:table-cell office:value-type="float" office:value="-6.622">
                <text:p>-6.6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6.452">
                <text:p>106.452</text:p>
              </table:table-cell>
              <table:table-cell office:value-type="float" office:value="100.19">
                <text:p>100.19</text:p>
              </table:table-cell>
              <table:table-cell office:value-type="float" office:value="-6.262">
                <text:p>-6.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98.9835">
                <text:p>98.9835</text:p>
              </table:table-cell>
              <table:table-cell office:value-type="float" office:value="93.1608">
                <text:p>93.1608</text:p>
              </table:table-cell>
              <table:table-cell office:value-type="float" office:value="-5.82270000000001">
                <text:p>-5.8227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0.3461">
                <text:p>90.3461</text:p>
              </table:table-cell>
              <table:table-cell office:value-type="float" office:value="85.0314">
                <text:p>85.0314</text:p>
              </table:table-cell>
              <table:table-cell office:value-type="float" office:value="-5.3147">
                <text:p>-5.3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80.4789">
                <text:p>80.4789</text:p>
              </table:table-cell>
              <table:table-cell office:value-type="float" office:value="75.7448">
                <text:p>75.7448</text:p>
              </table:table-cell>
              <table:table-cell office:value-type="float" office:value="-4.7341">
                <text:p>-4.7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9.3658">
                <text:p>69.3658</text:p>
              </table:table-cell>
              <table:table-cell office:value-type="float" office:value="65.2854">
                <text:p>65.2854</text:p>
              </table:table-cell>
              <table:table-cell office:value-type="float" office:value="-4.0804">
                <text:p>-4.0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7.1228">
                <text:p>57.1228</text:p>
              </table:table-cell>
              <table:table-cell office:value-type="float" office:value="53.7625">
                <text:p>53.7625</text:p>
              </table:table-cell>
              <table:table-cell office:value-type="float" office:value="-3.3603">
                <text:p>-3.3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3.5146">
                <text:p>43.5146</text:p>
              </table:table-cell>
              <table:table-cell office:value-type="float" office:value="40.9548">
                <text:p>40.9548</text:p>
              </table:table-cell>
              <table:table-cell office:value-type="float" office:value="-2.5598">
                <text:p>-2.5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8.8918">
                <text:p>28.8918</text:p>
              </table:table-cell>
              <table:table-cell office:value-type="float" office:value="27.1922">
                <text:p>27.1922</text:p>
              </table:table-cell>
              <table:table-cell office:value-type="float" office:value="-1.6996">
                <text:p>-1.6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3.2479">
                <text:p>13.2479</text:p>
              </table:table-cell>
              <table:table-cell office:value-type="float" office:value="12.4686">
                <text:p>12.4686</text:p>
              </table:table-cell>
              <table:table-cell office:value-type="float" office:value="-0.779299999999999">
                <text:p>-0.7792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.5634">
                <text:p>1.5634</text:p>
              </table:table-cell>
              <table:table-cell office:value-type="float" office:value="1.47143">
                <text:p>1.47143</text:p>
              </table:table-cell>
              <table:table-cell office:value-type="float" office:value="-0.0919700000000001">
                <text:p>-0.09197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70394">
                <text:p>0.270394</text:p>
              </table:table-cell>
              <table:table-cell office:value-type="float" office:value="0.254488">
                <text:p>0.254488</text:p>
              </table:table-cell>
              <table:table-cell office:value-type="float" office:value="-0.015906">
                <text:p>-0.015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348151">
                <text:p>0.0348151</text:p>
              </table:table-cell>
              <table:table-cell office:value-type="float" office:value="0.0327671">
                <text:p>0.0327671</text:p>
              </table:table-cell>
              <table:table-cell office:value-type="float" office:value="-0.002048">
                <text:p>-0.002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46cm" svg:height="9.831cm" xlink:href="." xlink:type="simple" chart:class="chart:scatter" chart:style-name="ch1">
        <chart:title svg:x="3.031cm" svg:y="0.332cm" chart:style-name="ch2">
          <text:p>Doppler Fit frame 3</text:p>
        </chart:title>
        <chart:subtitle svg:x="4.787cm" svg:y="1.319cm" chart:style-name="ch3">
          <text:p>Zel</text:p>
        </chart:subtitle>
        <chart:legend svg:x="0.655cm" svg:y="0.339cm" style:legend-expansion="custom" chartooo:width="1.24cm" chartooo:height="0.898cm" style:legend-expansion-aspect-ratio="1.38084632516704" chart:style-name="ch4"/>
        <chart:plot-area chart:style-name="ch5" chart:data-source-has-labels="both" svg:x="0.204cm" svg:y="2.18cm" svg:width="9.838cm" svg:height="7.455cm">
          <chartooo:coordinate-region svg:x="0.854cm" svg:y="2.372cm" svg:width="8.788cm" svg:height="6.631cm"/>
          <chart:axis chart:dimension="x" chart:name="primary-x" chart:style-name="ch6" chartooo:axis-type="auto">
            <chart:categories table:cell-range-address="local-table.$A$2:.$A$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39" chart:label-cell-address="local-table.$C$1" chart:class="chart:scatter">
            <chart:domain table:cell-range-address="local-table.$B$2:.$B$39"/>
            <chart:data-point chart:repeated="38"/>
          </chart:series>
          <chart:series chart:style-name="ch9" chart:values-cell-range-address="local-table.$D$2:.$D$39" chart:label-cell-address="local-table.$D$1" chart:class="chart:scatter">
            <chart:data-point chart:repeated="38"/>
          </chart:series>
          <chart:series chart:style-name="ch10" chart:values-cell-range-address="local-table.$E$2:.$E$39" chart:label-cell-address="local-table.$E$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d</text:p>
              </table:table-cell>
              <table:table-cell office:value-type="string">
                <text:p>cuda</text:p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682258">
                <text:p>0.0682258</text:p>
              </table:table-cell>
              <table:table-cell office:value-type="float" office:value="0.0682258">
                <text:p>0.0682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050082">
                <text:p>0.050082</text:p>
              </table:table-cell>
              <table:table-cell office:value-type="float" office:value="0.391663">
                <text:p>0.391663</text:p>
              </table:table-cell>
              <table:table-cell office:value-type="float" office:value="0.341581">
                <text:p>0.341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327883">
                <text:p>0.327883</text:p>
              </table:table-cell>
              <table:table-cell office:value-type="float" office:value="3.13368">
                <text:p>3.13368</text:p>
              </table:table-cell>
              <table:table-cell office:value-type="float" office:value="2.805797">
                <text:p>2.805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11149">
                <text:p>2.11149</text:p>
              </table:table-cell>
              <table:table-cell office:value-type="float" office:value="16.4481">
                <text:p>16.4481</text:p>
              </table:table-cell>
              <table:table-cell office:value-type="float" office:value="14.33661">
                <text:p>14.3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4.8175">
                <text:p>14.8175</text:p>
              </table:table-cell>
              <table:table-cell office:value-type="float" office:value="30.8664">
                <text:p>30.8664</text:p>
              </table:table-cell>
              <table:table-cell office:value-type="float" office:value="16.0489">
                <text:p>16.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0.3745">
                <text:p>30.3745</text:p>
              </table:table-cell>
              <table:table-cell office:value-type="float" office:value="44.6478">
                <text:p>44.6478</text:p>
              </table:table-cell>
              <table:table-cell office:value-type="float" office:value="14.2733">
                <text:p>14.2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44.7908">
                <text:p>44.7908</text:p>
              </table:table-cell>
              <table:table-cell office:value-type="float" office:value="57.2946">
                <text:p>57.2946</text:p>
              </table:table-cell>
              <table:table-cell office:value-type="float" office:value="12.5038">
                <text:p>12.5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8.1253">
                <text:p>58.1253</text:p>
              </table:table-cell>
              <table:table-cell office:value-type="float" office:value="68.8328">
                <text:p>68.8328</text:p>
              </table:table-cell>
              <table:table-cell office:value-type="float" office:value="10.7075">
                <text:p>10.7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70.1909">
                <text:p>70.1909</text:p>
              </table:table-cell>
              <table:table-cell office:value-type="float" office:value="79.3394">
                <text:p>79.3394</text:p>
              </table:table-cell>
              <table:table-cell office:value-type="float" office:value="9.1485">
                <text:p>9.1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80.967">
                <text:p>80.967</text:p>
              </table:table-cell>
              <table:table-cell office:value-type="float" office:value="88.7537">
                <text:p>88.7537</text:p>
              </table:table-cell>
              <table:table-cell office:value-type="float" office:value="7.7867">
                <text:p>7.7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90.6157">
                <text:p>90.6157</text:p>
              </table:table-cell>
              <table:table-cell office:value-type="float" office:value="96.9264">
                <text:p>96.9264</text:p>
              </table:table-cell>
              <table:table-cell office:value-type="float" office:value="6.3107">
                <text:p>6.3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98.9502">
                <text:p>98.9502</text:p>
              </table:table-cell>
              <table:table-cell office:value-type="float" office:value="104.357">
                <text:p>104.357</text:p>
              </table:table-cell>
              <table:table-cell office:value-type="float" office:value="5.4068">
                <text:p>5.4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106.132">
                <text:p>106.132</text:p>
              </table:table-cell>
              <table:table-cell office:value-type="float" office:value="110.719">
                <text:p>110.719</text:p>
              </table:table-cell>
              <table:table-cell office:value-type="float" office:value="4.58699999999999">
                <text:p>4.586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112.127">
                <text:p>112.127</text:p>
              </table:table-cell>
              <table:table-cell office:value-type="float" office:value="115.951">
                <text:p>115.951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16.948">
                <text:p>116.948</text:p>
              </table:table-cell>
              <table:table-cell office:value-type="float" office:value="120.212">
                <text:p>120.212</text:p>
              </table:table-cell>
              <table:table-cell office:value-type="float" office:value="3.26400000000001">
                <text:p>3.264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20.691">
                <text:p>120.691</text:p>
              </table:table-cell>
              <table:table-cell office:value-type="float" office:value="123.41">
                <text:p>123.41</text:p>
              </table:table-cell>
              <table:table-cell office:value-type="float" office:value="2.71899999999999">
                <text:p>2.718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123.202">
                <text:p>123.202</text:p>
              </table:table-cell>
              <table:table-cell office:value-type="float" office:value="125.425">
                <text:p>125.425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24.402">
                <text:p>124.402</text:p>
              </table:table-cell>
              <table:table-cell office:value-type="float" office:value="126.585">
                <text:p>126.585</text:p>
              </table:table-cell>
              <table:table-cell office:value-type="float" office:value="2.18299999999999">
                <text:p>2.182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124.54">
                <text:p>124.54</text:p>
              </table:table-cell>
              <table:table-cell office:value-type="float" office:value="126.727">
                <text:p>126.727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123.467">
                <text:p>123.467</text:p>
              </table:table-cell>
              <table:table-cell office:value-type="float" office:value="125.675">
                <text:p>125.675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21.097">
                <text:p>121.097</text:p>
              </table:table-cell>
              <table:table-cell office:value-type="float" office:value="123.778">
                <text:p>123.778</text:p>
              </table:table-cell>
              <table:table-cell office:value-type="float" office:value="2.68100000000001">
                <text:p>2.681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117.463">
                <text:p>117.463</text:p>
              </table:table-cell>
              <table:table-cell office:value-type="float" office:value="120.698">
                <text:p>120.698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12.754">
                <text:p>112.754</text:p>
              </table:table-cell>
              <table:table-cell office:value-type="float" office:value="116.555">
                <text:p>116.555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106.835">
                <text:p>106.835</text:p>
              </table:table-cell>
              <table:table-cell office:value-type="float" office:value="111.398">
                <text:p>111.398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99.7877">
                <text:p>99.7877</text:p>
              </table:table-cell>
              <table:table-cell office:value-type="float" office:value="105.131">
                <text:p>105.131</text:p>
              </table:table-cell>
              <table:table-cell office:value-type="float" office:value="5.3433">
                <text:p>5.3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91.3621">
                <text:p>91.3621</text:p>
              </table:table-cell>
              <table:table-cell office:value-type="float" office:value="97.7955">
                <text:p>97.7955</text:p>
              </table:table-cell>
              <table:table-cell office:value-type="float" office:value="6.43340000000001">
                <text:p>6.433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81.6234">
                <text:p>81.6234</text:p>
              </table:table-cell>
              <table:table-cell office:value-type="float" office:value="89.4474">
                <text:p>89.4474</text:p>
              </table:table-cell>
              <table:table-cell office:value-type="float" office:value="7.824">
                <text:p>7.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70.7639">
                <text:p>70.7639</text:p>
              </table:table-cell>
              <table:table-cell office:value-type="float" office:value="79.9806">
                <text:p>79.9806</text:p>
              </table:table-cell>
              <table:table-cell office:value-type="float" office:value="9.21669999999999">
                <text:p>9.2166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58.6579">
                <text:p>58.6579</text:p>
              </table:table-cell>
              <table:table-cell office:value-type="float" office:value="69.4034">
                <text:p>69.4034</text:p>
              </table:table-cell>
              <table:table-cell office:value-type="float" office:value="10.7455">
                <text:p>10.7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45.2144">
                <text:p>45.2144</text:p>
              </table:table-cell>
              <table:table-cell office:value-type="float" office:value="57.8328">
                <text:p>57.8328</text:p>
              </table:table-cell>
              <table:table-cell office:value-type="float" office:value="12.6184">
                <text:p>12.6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0.5942">
                <text:p>30.5942</text:p>
              </table:table-cell>
              <table:table-cell office:value-type="float" office:value="45.0574">
                <text:p>45.0574</text:p>
              </table:table-cell>
              <table:table-cell office:value-type="float" office:value="14.4632">
                <text:p>14.4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4.8984">
                <text:p>14.8984</text:p>
              </table:table-cell>
              <table:table-cell office:value-type="float" office:value="31.1059">
                <text:p>31.1059</text:p>
              </table:table-cell>
              <table:table-cell office:value-type="float" office:value="16.2075">
                <text:p>16.2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2.15335">
                <text:p>2.15335</text:p>
              </table:table-cell>
              <table:table-cell office:value-type="float" office:value="16.5499">
                <text:p>16.5499</text:p>
              </table:table-cell>
              <table:table-cell office:value-type="float" office:value="14.39655">
                <text:p>14.39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0.329666">
                <text:p>0.329666</text:p>
              </table:table-cell>
              <table:table-cell office:value-type="float" office:value="3.14419">
                <text:p>3.14419</text:p>
              </table:table-cell>
              <table:table-cell office:value-type="float" office:value="2.814524">
                <text:p>2.814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0.0503688">
                <text:p>0.0503688</text:p>
              </table:table-cell>
              <table:table-cell office:value-type="float" office:value="0.394449">
                <text:p>0.394449</text:p>
              </table:table-cell>
              <table:table-cell office:value-type="float" office:value="0.3440802">
                <text:p>0.3440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688379">
                <text:p>0.0688379</text:p>
              </table:table-cell>
              <table:table-cell office:value-type="float" office:value="0.0688379">
                <text:p>0.0688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